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font-style="italic" style:font-style-asian="italic"/>
    </style:style>
    <style:style style:name="P19" style:parent-style-name="podpis" style:family="paragraph">
      <style:paragraph-properties fo:text-align="start" fo:margin-left="0in">
        <style:tab-stops/>
      </style:paragraph-properties>
    </style:style>
    <style:style style:name="P20" style:parent-style-name="podpis" style:family="paragraph">
      <style:paragraph-properties fo:text-align="start" fo:margin-left="0in">
        <style:tab-stops/>
      </style:paragraph-properties>
    </style:style>
    <style:style style:name="P21" style:parent-style-name="podpis" style:family="paragraph">
      <style:paragraph-properties fo:text-align="start" fo:margin-left="0in">
        <style:tab-stops/>
      </style:paragraph-properties>
    </style:style>
    <style:style style:name="P22" style:parent-style-name="Základnítext" style:family="paragraph">
      <style:paragraph-properties fo:margin-top="0in" fo:margin-bottom="0in" fo:line-height="100%"/>
      <style:text-properties fo:font-weight="bold" style:font-weight-asian="bold" fo:color="#008576" fo:font-size="12pt" style:font-size-asian="12pt" style:font-size-complex="13pt"/>
    </style:style>
    <style:style style:name="P23" style:parent-style-name="Základnítext" style:family="paragraph">
      <style:paragraph-properties fo:margin-top="0in" fo:margin-bottom="0in" fo:line-height="100%"/>
    </style:style>
    <style:style style:name="P24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2/2020<text:bookmark-end text:name="Text14"/></text:p>
            <text:p text:style-name="Normální">KVOP-37282/2020<text:bookmark-end text:name="Text2"/></text:p>
            <text:p text:style-name="Normální"><text:bookmark-start text:name="Text6"/>02. 09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L. K.</text:p>
            <text:p text:style-name="Normální"/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<text:s/></text:h>
      <text:p text:style-name="Základnítext"/>
      <text:p text:style-name="Základnítext">Vážený pane K.,</text:p>
      <text:p text:style-name="Základnítext">dne 27. 8. 2020 byla do Kanceláře veřejného ochránce práv doručena Vaše žádost podle zákona č. 106/1999 Sb., o svobodném přístupu k informacím, ve znění pozdějších předpisů, ve které jste v návaznosti na předchozí poskytnutou informaci ze dne 19. 8. 2020, č. j.<text:s/>KVOP-35038/2020, požádal o „<text:span text:style-name="T18">text připomínek veřejného ochránce práv, JUDr. Stanislava Křečka, k návrhu novely instrukce Ministerstva spravedlnosti č. j. 20/002-SM (dopis ze dne 3. 8. 2020, č. j. KVOP-32278/2020.“</text:span></text:p>
      <text:p text:style-name="Základnítext">Vámi požadované informace Vám zasílám přílohou tohoto dopisu.<text:s/></text:p>
      <text:p text:style-name="Základnítext"/>
      <text:p text:style-name="podpis"/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19"/>
      <text:p text:style-name="P20"/>
      <text:p text:style-name="P21"/>
      <text:p text:style-name="P22">Příloha</text:p>
      <text:p text:style-name="P23">Připomínky veřejného ochránce práv</text:p>
      <text:p text:style-name="P24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PSSC*</text:span>*KVOPX00APSSC*</text:p>
        <text:p text:style-name="P12"><text:span text:style-name="T13">KVOPX00APSSC</text:span>KVOPX00APSSC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9-18T08:38:00Z</meta:creation-date>
    <dc:date>2020-09-18T08:38:00Z</dc:date>
    <meta:print-date>2016-06-27T07:08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135" meta:character-count="935" meta:row-count="6" meta:non-whitespace-character-count="801"/>
  </office:meta>
</office:document-meta>
</file>